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A2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2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>
        <style:tab-stops>
          <style:tab-stop style:position="0.6354in"/>
        </style:tab-stops>
      </style:paragraph-properties>
    </style:style>
    <style:style style:name="P2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paragraph-rsid="0029200a"/>
    </style:style>
    <style:style style:name="P3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paragraph-rsid="002da4fd"/>
    </style:style>
    <style:style style:name="P4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paragraph-rsid="0024c261"/>
    </style:style>
    <style:style style:name="P5" style:family="paragraph" style:parent-style-name="Standard">
      <style:paragraph-properties fo:line-height="100%"/>
      <style:text-properties officeooo:paragraph-rsid="0015ae6e"/>
    </style:style>
    <style:style style:name="P6" style:family="paragraph" style:parent-style-name="Standard">
      <style:paragraph-properties fo:line-height="100%"/>
      <style:text-properties officeooo:paragraph-rsid="0015f26b"/>
    </style:style>
    <style:style style:name="P7" style:family="paragraph" style:parent-style-name="Standard">
      <style:paragraph-properties fo:line-height="100%"/>
      <style:text-properties officeooo:paragraph-rsid="003a9009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rsid="0014d3e5" officeooo:paragraph-rsid="0015f26b" style:font-size-asian="10pt" style:font-size-complex="10pt"/>
    </style:style>
    <style:style style:name="P10" style:family="paragraph" style:parent-style-name="Standard">
      <style:paragraph-properties fo:line-height="100%"/>
      <style:text-properties fo:font-size="10pt" officeooo:rsid="0014d3e5" officeooo:paragraph-rsid="0015ae6e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rsid="001847dc" officeooo:paragraph-rsid="0015ae6e" style:font-size-asian="10pt" style:font-size-complex="10pt"/>
    </style:style>
    <style:style style:name="P12" style:family="paragraph" style:parent-style-name="Standard">
      <style:paragraph-properties fo:line-height="100%"/>
      <style:text-properties fo:font-size="10pt" officeooo:rsid="001847dc" officeooo:paragraph-rsid="00199867" style:font-size-asian="10pt" style:font-size-complex="10pt"/>
    </style:style>
    <style:style style:name="P13" style:family="paragraph" style:parent-style-name="Standard">
      <style:paragraph-properties fo:line-height="100%"/>
      <style:text-properties fo:font-size="10pt" officeooo:rsid="0015f26b" officeooo:paragraph-rsid="0015f26b" style:font-size-asian="10pt" style:font-size-complex="10pt"/>
    </style:style>
    <style:style style:name="P14" style:family="paragraph" style:parent-style-name="Standard">
      <style:paragraph-properties fo:line-height="100%"/>
      <style:text-properties fo:font-size="10pt" officeooo:rsid="0015f26b" officeooo:paragraph-rsid="0015ae6e" style:font-size-asian="10pt" style:font-size-complex="10pt"/>
    </style:style>
    <style:style style:name="P15" style:family="paragraph" style:parent-style-name="Standard">
      <style:paragraph-properties fo:line-height="100%"/>
      <style:text-properties fo:font-size="10pt" officeooo:rsid="001654f5" officeooo:paragraph-rsid="0015ae6e" style:font-size-asian="10pt" style:font-size-complex="10pt"/>
    </style:style>
    <style:style style:name="P16" style:family="paragraph" style:parent-style-name="Standard">
      <style:paragraph-properties fo:line-height="100%"/>
      <style:text-properties fo:font-size="10pt" officeooo:rsid="001740af" officeooo:paragraph-rsid="0015ae6e" style:font-size-asian="10pt" style:font-size-complex="10pt"/>
    </style:style>
    <style:style style:name="P17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2463bb" style:font-size-asian="10pt" style:font-size-complex="10pt"/>
    </style:style>
    <style:style style:name="P18" style:family="paragraph" style:parent-style-name="Standard">
      <style:paragraph-properties fo:line-height="100%"/>
      <style:text-properties fo:font-size="10pt" officeooo:rsid="001d33d1" style:font-size-asian="10pt" style:font-size-complex="10pt"/>
    </style:style>
    <style:style style:name="P19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1d33d1" style:font-size-asian="10pt" style:font-size-complex="10pt"/>
    </style:style>
    <style:style style:name="P20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1f322e" style:font-size-asian="10pt" style:font-size-complex="10pt"/>
    </style:style>
    <style:style style:name="P21" style:family="paragraph" style:parent-style-name="Standard">
      <style:paragraph-properties fo:line-height="100%"/>
      <style:text-properties fo:font-size="10pt" officeooo:rsid="00199867" officeooo:paragraph-rsid="0015f26b" style:font-size-asian="10pt" style:font-size-complex="10pt"/>
    </style:style>
    <style:style style:name="P22" style:family="paragraph" style:parent-style-name="Standard">
      <style:paragraph-properties fo:line-height="100%"/>
      <style:text-properties fo:font-size="10pt" officeooo:rsid="00242d21" officeooo:paragraph-rsid="00242d21" style:font-size-asian="10pt" style:font-size-complex="10pt"/>
    </style:style>
    <style:style style:name="P23" style:family="paragraph" style:parent-style-name="Standard">
      <style:paragraph-properties fo:line-height="100%"/>
      <style:text-properties fo:font-size="10pt" officeooo:rsid="003695ef" officeooo:paragraph-rsid="003684cf" style:font-size-asian="10pt" style:font-size-complex="10pt"/>
    </style:style>
    <style:style style:name="P24" style:family="paragraph" style:parent-style-name="Standard">
      <style:paragraph-properties fo:line-height="100%"/>
      <style:text-properties fo:font-size="10pt" officeooo:rsid="0039154e" officeooo:paragraph-rsid="0039154e" style:font-size-asian="10pt" style:font-size-complex="10pt"/>
    </style:style>
    <style:style style:name="P25" style:family="paragraph" style:parent-style-name="Standard">
      <style:paragraph-properties fo:line-height="100%"/>
      <style:text-properties fo:font-size="10pt" officeooo:rsid="004248c6" officeooo:paragraph-rsid="003a9009" style:font-size-asian="10pt" style:font-size-complex="10pt"/>
    </style:style>
    <style:style style:name="P26" style:family="paragraph" style:parent-style-name="Standard">
      <style:paragraph-properties fo:line-height="100%"/>
      <style:text-properties fo:font-size="10pt" officeooo:rsid="00410b6a" officeooo:paragraph-rsid="00410b6a" style:font-size-asian="10pt" style:font-size-complex="10pt"/>
    </style:style>
    <style:style style:name="P27" style:family="paragraph" style:parent-style-name="Standard">
      <style:paragraph-properties fo:line-height="100%"/>
      <style:text-properties fo:font-size="10pt" officeooo:rsid="003bdbc9" officeooo:paragraph-rsid="003a9009" style:font-size-asian="10pt" style:font-size-complex="10pt"/>
    </style:style>
    <style:style style:name="P28" style:family="paragraph" style:parent-style-name="Standard">
      <style:paragraph-properties fo:line-height="100%"/>
      <style:text-properties fo:font-size="10pt" officeooo:rsid="003ea2cf" officeooo:paragraph-rsid="003a9009" style:font-size-asian="10pt" style:font-size-complex="10pt"/>
    </style:style>
    <style:style style:name="P29" style:family="paragraph" style:parent-style-name="Standard">
      <style:paragraph-properties fo:line-height="100%"/>
      <style:text-properties fo:font-size="10pt" officeooo:rsid="004036d4" officeooo:paragraph-rsid="003a9009" style:font-size-asian="10pt" style:font-size-complex="10pt"/>
    </style:style>
    <style:style style:name="P30" style:family="paragraph" style:parent-style-name="Standard">
      <style:paragraph-properties fo:line-height="100%"/>
      <style:text-properties fo:font-size="10pt" officeooo:rsid="00315b00" officeooo:paragraph-rsid="0015ae6e" style:font-size-asian="10pt" style:font-size-complex="10pt"/>
    </style:style>
    <style:style style:name="P31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406838" officeooo:paragraph-rsid="00406838" style:font-size-asian="10pt" style:font-size-complex="10pt"/>
    </style:style>
    <style:style style:name="P32" style:family="paragraph" style:parent-style-name="Standard">
      <style:paragraph-properties fo:line-height="100%"/>
      <style:text-properties fo:font-size="10pt" officeooo:rsid="0043f768" officeooo:paragraph-rsid="0043f768" style:font-size-asian="10pt" style:font-size-complex="10pt"/>
    </style:style>
    <style:style style:name="P33" style:family="paragraph" style:parent-style-name="Standard">
      <style:paragraph-properties fo:line-height="100%"/>
      <style:text-properties fo:font-size="10pt" officeooo:rsid="0044aff4" officeooo:paragraph-rsid="0044aff4" style:font-size-asian="10pt" style:font-size-complex="10pt"/>
    </style:style>
    <style:style style:name="P34" style:family="paragraph" style:parent-style-name="Standard">
      <style:paragraph-properties fo:line-height="100%"/>
      <style:text-properties fo:font-size="10pt" officeooo:rsid="00468fde" officeooo:paragraph-rsid="00468fde" style:font-size-asian="10pt" style:font-size-complex="10pt"/>
    </style:style>
    <style:style style:name="P35" style:family="paragraph" style:parent-style-name="Standard">
      <style:paragraph-properties fo:line-height="100%"/>
      <style:text-properties fo:font-size="10pt" officeooo:rsid="004985dc" officeooo:paragraph-rsid="004985dc" style:font-size-asian="10pt" style:font-size-complex="10pt"/>
    </style:style>
    <style:style style:name="P36" style:family="paragraph" style:parent-style-name="Standard">
      <style:paragraph-properties fo:line-height="100%"/>
      <style:text-properties fo:font-size="10pt" officeooo:rsid="004985dc" officeooo:paragraph-rsid="004f2fd6" style:font-size-asian="10pt" style:font-size-complex="10pt"/>
    </style:style>
    <style:style style:name="P37" style:family="paragraph" style:parent-style-name="Standard">
      <style:paragraph-properties fo:line-height="100%"/>
      <style:text-properties fo:font-size="10pt" fo:font-weight="bold" officeooo:rsid="00410b6a" officeooo:paragraph-rsid="00410b6a" style:font-size-asian="10pt" style:font-weight-asian="bold" style:font-size-complex="10pt" style:font-weight-complex="bold"/>
    </style:style>
    <style:style style:name="P38" style:family="paragraph" style:parent-style-name="Standard">
      <style:paragraph-properties fo:line-height="100%"/>
      <style:text-properties fo:font-size="10pt" fo:font-weight="normal" officeooo:rsid="00410b6a" officeooo:paragraph-rsid="00410b6a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line-height="100%"/>
      <style:text-properties fo:font-size="10pt" fo:font-weight="normal" officeooo:rsid="00410b6a" officeooo:paragraph-rsid="00538c79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line-height="100%"/>
      <style:text-properties fo:font-size="10pt" fo:font-weight="normal" officeooo:rsid="00418512" officeooo:paragraph-rsid="00418512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line-height="100%"/>
      <style:text-properties fo:font-size="10pt" fo:font-weight="normal" officeooo:rsid="00418512" officeooo:paragraph-rsid="00538c79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line-height="100%"/>
      <style:text-properties fo:font-size="10pt" fo:font-weight="normal" officeooo:rsid="00436fb1" officeooo:paragraph-rsid="00418512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line-height="100%"/>
      <style:text-properties fo:font-size="10pt" fo:font-weight="normal" officeooo:rsid="00436fb1" officeooo:paragraph-rsid="00538c79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line-height="100%"/>
      <style:text-properties fo:font-size="10pt" fo:font-weight="normal" officeooo:rsid="005749b9" officeooo:paragraph-rsid="005749b9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line-height="100%"/>
      <style:text-properties fo:font-size="10pt" fo:font-weight="normal" officeooo:rsid="0058fb60" officeooo:paragraph-rsid="0058fb60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line-height="100%"/>
      <style:text-properties fo:font-size="10pt" fo:font-weight="normal" officeooo:rsid="0058fb60" officeooo:paragraph-rsid="005aae8c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00%"/>
      <style:text-properties fo:font-size="10pt" fo:font-weight="normal" officeooo:rsid="0043e262" officeooo:paragraph-rsid="00436fb1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100%"/>
      <style:text-properties officeooo:rsid="0014d3e5" officeooo:paragraph-rsid="00199867"/>
    </style:style>
    <style:style style:name="P49" style:family="paragraph" style:parent-style-name="Standard">
      <style:paragraph-properties fo:line-height="100%"/>
      <style:text-properties officeooo:rsid="00211381" officeooo:paragraph-rsid="00211381"/>
    </style:style>
    <style:style style:name="P50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51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52" style:family="paragraph" style:parent-style-name="Standard">
      <style:paragraph-properties fo:line-height="100%"/>
      <style:text-properties fo:color="#ffffff" fo:font-size="10pt" officeooo:rsid="003684cf" officeooo:paragraph-rsid="003684cf" fo:background-color="#666666" style:font-size-asian="10pt" style:font-size-complex="10pt"/>
    </style:style>
    <style:style style:name="P53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rsid="002463bb" officeooo:paragraph-rsid="002463bb"/>
    </style:style>
    <style:style style:name="P54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rsid="0028a6bb" officeooo:paragraph-rsid="0028a6bb"/>
    </style:style>
    <style:style style:name="P55" style:family="paragraph" style:parent-style-name="Standard">
      <style:paragraph-properties fo:line-height="100%"/>
      <style:text-properties fo:font-weight="bold" officeooo:rsid="00410b6a" officeooo:paragraph-rsid="00410b6a" style:font-weight-asian="bold" style:font-weight-complex="bold"/>
    </style:style>
    <style:style style:name="P56" style:family="paragraph" style:parent-style-name="Standard">
      <style:paragraph-properties fo:line-height="100%"/>
      <style:text-properties fo:font-weight="bold" officeooo:rsid="00410b6a" officeooo:paragraph-rsid="00538c79" style:font-weight-asian="bold" style:font-weight-complex="bold"/>
    </style:style>
    <style:style style:name="P57" style:family="paragraph" style:parent-style-name="Standard">
      <style:paragraph-properties fo:line-height="100%"/>
      <style:text-properties fo:font-weight="bold" officeooo:rsid="00418512" officeooo:paragraph-rsid="00418512" style:font-weight-asian="bold" style:font-weight-complex="bold"/>
    </style:style>
    <style:style style:name="P58" style:family="paragraph" style:parent-style-name="Standard">
      <style:paragraph-properties fo:line-height="100%"/>
      <style:text-properties fo:font-weight="bold" officeooo:rsid="00418512" officeooo:paragraph-rsid="00538c79" style:font-weight-asian="bold" style:font-weight-complex="bold"/>
    </style:style>
    <style:style style:name="P59" style:family="paragraph" style:parent-style-name="Standard">
      <style:paragraph-properties fo:line-height="100%"/>
      <style:text-properties fo:font-weight="bold" officeooo:rsid="00436fb1" officeooo:paragraph-rsid="00436fb1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4d3e5" style:font-size-asian="10pt" style:font-size-complex="10pt"/>
    </style:style>
    <style:style style:name="T3" style:family="text">
      <style:text-properties fo:font-size="10pt" officeooo:rsid="0015f26b" style:font-size-asian="10pt" style:font-size-complex="10pt"/>
    </style:style>
    <style:style style:name="T4" style:family="text">
      <style:text-properties fo:font-size="10pt" officeooo:rsid="001654f5" style:font-size-asian="10pt" style:font-size-complex="10pt"/>
    </style:style>
    <style:style style:name="T5" style:family="text">
      <style:text-properties fo:font-size="10pt" officeooo:rsid="001740af" style:font-size-asian="10pt" style:font-size-complex="10pt"/>
    </style:style>
    <style:style style:name="T6" style:family="text">
      <style:text-properties fo:font-size="10pt" officeooo:rsid="001847dc" style:font-size-asian="10pt" style:font-size-complex="10pt"/>
    </style:style>
    <style:style style:name="T7" style:family="text">
      <style:text-properties fo:font-size="10pt" officeooo:rsid="00199867" style:font-size-asian="10pt" style:font-size-complex="10pt"/>
    </style:style>
    <style:style style:name="T8" style:family="text">
      <style:text-properties fo:font-size="10pt" officeooo:rsid="001d33d1" style:font-size-asian="10pt" style:font-size-complex="10pt"/>
    </style:style>
    <style:style style:name="T9" style:family="text">
      <style:text-properties fo:font-size="10pt" officeooo:rsid="001f322e" style:font-size-asian="10pt" style:font-size-complex="10pt"/>
    </style:style>
    <style:style style:name="T10" style:family="text">
      <style:text-properties fo:font-size="10pt" officeooo:rsid="00211381" style:font-size-asian="10pt" style:font-size-complex="10pt"/>
    </style:style>
    <style:style style:name="T11" style:family="text">
      <style:text-properties fo:font-size="10pt" officeooo:rsid="0022100a" style:font-size-asian="10pt" style:font-size-complex="10pt"/>
    </style:style>
    <style:style style:name="T12" style:family="text">
      <style:text-properties fo:font-size="10pt" officeooo:rsid="00242d21" style:font-size-asian="10pt" style:font-size-complex="10pt"/>
    </style:style>
    <style:style style:name="T13" style:family="text">
      <style:text-properties fo:font-size="10pt" officeooo:rsid="002463bb" style:font-size-asian="10pt" style:font-size-complex="10pt"/>
    </style:style>
    <style:style style:name="T14" style:family="text">
      <style:text-properties fo:font-size="10pt" officeooo:rsid="0024c261" style:font-size-asian="10pt" style:font-size-complex="10pt"/>
    </style:style>
    <style:style style:name="T15" style:family="text">
      <style:text-properties fo:font-size="10pt" officeooo:rsid="0026532b" style:font-size-asian="10pt" style:font-size-complex="10pt"/>
    </style:style>
    <style:style style:name="T16" style:family="text">
      <style:text-properties fo:font-size="10pt" officeooo:rsid="002950ff" style:font-size-asian="10pt" style:font-size-complex="10pt"/>
    </style:style>
    <style:style style:name="T17" style:family="text">
      <style:text-properties fo:font-size="10pt" officeooo:rsid="002caa9b" style:font-size-asian="10pt" style:font-size-complex="10pt"/>
    </style:style>
    <style:style style:name="T18" style:family="text">
      <style:text-properties fo:font-size="10pt" officeooo:rsid="002da4fd" style:font-size-asian="10pt" style:font-size-complex="10pt"/>
    </style:style>
    <style:style style:name="T19" style:family="text">
      <style:text-properties fo:font-size="10pt" officeooo:rsid="0030ebde" style:font-size-asian="10pt" style:font-size-complex="10pt"/>
    </style:style>
    <style:style style:name="T20" style:family="text">
      <style:text-properties fo:font-size="10pt" officeooo:rsid="00315b00" style:font-size-asian="10pt" style:font-size-complex="10pt"/>
    </style:style>
    <style:style style:name="T21" style:family="text">
      <style:text-properties fo:font-size="10pt" officeooo:rsid="003629d8" style:font-size-asian="10pt" style:font-size-complex="10pt"/>
    </style:style>
    <style:style style:name="T22" style:family="text">
      <style:text-properties fo:font-size="10pt" officeooo:rsid="003684cf" style:font-size-asian="10pt" style:font-size-complex="10pt"/>
    </style:style>
    <style:style style:name="T23" style:family="text">
      <style:text-properties fo:font-size="10pt" officeooo:rsid="0036ab2c" style:font-size-asian="10pt" style:font-size-complex="10pt"/>
    </style:style>
    <style:style style:name="T24" style:family="text">
      <style:text-properties fo:font-size="10pt" officeooo:rsid="0036db65" style:font-size-asian="10pt" style:font-size-complex="10pt"/>
    </style:style>
    <style:style style:name="T25" style:family="text">
      <style:text-properties fo:font-size="10pt" officeooo:rsid="003738ce" style:font-size-asian="10pt" style:font-size-complex="10pt"/>
    </style:style>
    <style:style style:name="T26" style:family="text">
      <style:text-properties fo:font-size="10pt" officeooo:rsid="0039154e" style:font-size-asian="10pt" style:font-size-complex="10pt"/>
    </style:style>
    <style:style style:name="T27" style:family="text">
      <style:text-properties fo:font-size="10pt" officeooo:rsid="003bdbc9" style:font-size-asian="10pt" style:font-size-complex="10pt"/>
    </style:style>
    <style:style style:name="T28" style:family="text">
      <style:text-properties fo:font-size="10pt" officeooo:rsid="003ea2cf" style:font-size-asian="10pt" style:font-size-complex="10pt"/>
    </style:style>
    <style:style style:name="T29" style:family="text">
      <style:text-properties fo:font-size="10pt" officeooo:rsid="004036d4" style:font-size-asian="10pt" style:font-size-complex="10pt"/>
    </style:style>
    <style:style style:name="T30" style:family="text">
      <style:text-properties fo:font-size="10pt" officeooo:rsid="00406838" style:font-size-asian="10pt" style:font-size-complex="10pt"/>
    </style:style>
    <style:style style:name="T31" style:family="text">
      <style:text-properties fo:font-size="10pt" officeooo:rsid="00538c79" style:font-size-asian="10pt" style:font-size-complex="10pt"/>
    </style:style>
    <style:style style:name="T32" style:family="text">
      <style:text-properties fo:font-size="10pt" officeooo:rsid="005749b9" style:font-size-asian="10pt" style:font-size-complex="10pt"/>
    </style:style>
    <style:style style:name="T33" style:family="text">
      <style:text-properties fo:font-size="10pt" fo:font-weight="normal" style:font-size-asian="10pt" style:font-weight-asian="normal" style:font-size-complex="10pt" style:font-weight-complex="normal"/>
    </style:style>
    <style:style style:name="T34" style:family="text">
      <style:text-properties fo:font-size="10pt" fo:font-weight="normal" officeooo:rsid="00436fb1" style:font-size-asian="10pt" style:font-weight-asian="normal" style:font-size-complex="10pt" style:font-weight-complex="normal"/>
    </style:style>
    <style:style style:name="T35" style:family="text">
      <style:text-properties fo:font-size="10pt" fo:font-weight="normal" officeooo:rsid="0043e262" style:font-size-asian="10pt" style:font-weight-asian="normal" style:font-size-complex="10pt" style:font-weight-complex="normal"/>
    </style:style>
    <style:style style:name="T36" style:family="text">
      <style:text-properties fo:font-size="10pt" fo:font-weight="normal" officeooo:rsid="00538c79" style:font-size-asian="10pt" style:font-weight-asian="normal" style:font-size-complex="10pt" style:font-weight-complex="normal"/>
    </style:style>
    <style:style style:name="T37" style:family="text">
      <style:text-properties fo:font-size="10pt" fo:font-weight="normal" officeooo:rsid="005c8290" style:font-size-asian="10pt" style:font-weight-asian="normal" style:font-size-complex="10pt" style:font-weight-complex="normal"/>
    </style:style>
    <style:style style:name="T38" style:family="text">
      <style:text-properties fo:font-size="8pt" officeooo:rsid="0029200a" style:font-size-asian="8pt" style:font-size-complex="8pt"/>
    </style:style>
    <style:style style:name="T39" style:family="text">
      <style:text-properties officeooo:rsid="0036ab2c"/>
    </style:style>
    <style:style style:name="T40" style:family="text">
      <style:text-properties officeooo:rsid="003a9009"/>
    </style:style>
    <style:style style:name="T41" style:family="text">
      <style:text-properties officeooo:rsid="0043f768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4f2fd6"/>
    </style:style>
    <style:style style:name="T44" style:family="text">
      <style:text-properties officeooo:rsid="00538c79"/>
    </style:style>
    <style:style style:name="T45" style:family="text">
      <style:text-properties officeooo:rsid="00558b7f"/>
    </style:style>
    <style:style style:name="T46" style:family="text">
      <style:text-properties officeooo:rsid="005aae8c"/>
    </style:style>
    <style:style style:name="T47" style:family="text">
      <style:text-properties officeooo:rsid="005e5b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0">Name</text:p>
          </table:table-cell>
          <table:table-cell table:style-name="Table1.B1" office:value-type="string">
            <text:p text:style-name="P49"><text:span text:style-name="T22">Ex</text:span><text:span text:style-name="T21">1_2 </text:span><text:span text:style-name="T1">PYTHON ENVIRONMENT </text:span><text:span text:style-name="T11">SETUP</text:span></text:p>
          </table:table-cell>
        </table:table-row>
        <table:table-row table:style-name="Table1.1">
          <table:table-cell table:style-name="Table1.A2" office:value-type="string">
            <text:p text:style-name="P52">Challenge</text:p>
          </table:table-cell>
          <table:table-cell table:style-name="Table1.B4" office:value-type="string">
            <text:p text:style-name="P23">Configure your python environment </text:p>
          </table:table-cell>
        </table:table-row>
        <table:table-row table:style-name="Table1.1">
          <table:table-cell table:style-name="Table1.A2" office:value-type="string">
            <text:p text:style-name="P52">Prereqs</text:p>
          </table:table-cell>
          <table:table-cell table:style-name="Table1.B4" office:value-type="string">
            <text:p text:style-name="P24">Knowledge of basic Linux commands</text:p>
          </table:table-cell>
        </table:table-row>
        <table:table-row table:style-name="Table1.1">
          <table:table-cell table:style-name="Table1.A2" office:value-type="string">
            <text:p text:style-name="P52">Narrative</text:p>
          </table:table-cell>
          <table:table-cell table:style-name="Table1.B4" office:value-type="string">
            <text:p text:style-name="P25"><text:s text:c="5"/><text:span text:style-name="T40">In this practical exercise you’ll setup the python environment so that you can start writing code. <text:s/>In addition to installing software and configuring environmental variables, your task will be to familiarize yourself with the IDLE integrated development environment (IDE) and python virtual environment.</text:span></text:p>
            <text:p text:style-name="P25"/>
            <text:p text:style-name="P7"><text:span text:style-name="T1"><text:s text:c="15"/></text:span><text:a xlink:type="simple" xlink:href="https://docs.python.org/2/library/idle.html" text:style-name="Internet_20_link" text:visited-style-name="Visited_20_Internet_20_Link"><text:span text:style-name="T27">IDLE documentation</text:span></text:a></text:p>
            <text:p text:style-name="P27"/>
            <text:p text:style-name="P7"><text:span text:style-name="T27"><text:s text:c="15"/></text:span><text:a xlink:type="simple" xlink:href="http://virtualenvwrapper.readthedocs.io/en/latest/" text:style-name="Internet_20_link" text:visited-style-name="Visited_20_Internet_20_Link"><text:span text:style-name="T28">virtualenvwrapper 4.7.1 documentation</text:span></text:a></text:p>
            <text:p text:style-name="P28"/>
            <text:p text:style-name="P7"><text:span text:style-name="T28"><text:s text:c="15"/></text:span><text:a xlink:type="simple" xlink:href="http://virtualenvwrapper.readthedocs.io/en/latest/command_ref.html" text:style-name="Internet_20_link" text:visited-style-name="Visited_20_Internet_20_Link"><text:span text:style-name="T28">virtaulenvwrapper command reference</text:span></text:a><text:span text:style-name="T28"> </text:span><text:span text:style-name="T29"><text:s/></text:span></text:p>
            <text:p text:style-name="P29"><text:s text:c="15"/>There’s also a virtualenvwrapper command cheatsheet in the class repository.</text:p>
            <text:p text:style-name="P29"/>
            <text:p text:style-name="P7"><text:span text:style-name="T29"><text:s text:c="5"/>After setting up your python environment, you will take a short quiz on python to assess what you remainder about the language. <text:s/>This initial quiz will be the only time that you are asked not to use the Internet or </text:span><text:span text:style-name="T30">talk to you classmates. <text:s/>The quiz assesses what you remember off the top of your head and does not affect your final score for the course (no pressure).</text:span></text:p>
          </table:table-cell>
        </table:table-row>
        <table:table-row table:style-name="Table1.1">
          <table:table-cell table:style-name="Table1.A1" office:value-type="string">
            <text:p text:style-name="P51"><text:span text:style-name="T39">Instructions</text:span> </text:p>
          </table:table-cell>
          <table:table-cell table:style-name="Table1.B5" office:value-type="string">
            <text:p text:style-name="P24">These instructions provide a complete step-by-step walk-through so there are no hints for this exercise.</text:p>
            <text:p text:style-name="P9"/>
            <text:p text:style-name="P37">Part 1 – Setting up the environment <text:span text:style-name="T41">(flag)</text:span></text:p>
            <text:p text:style-name="P26"/>
            <text:p text:style-name="P48"><text:span text:style-name="T3"><text:s text:c="4"/>1) </text:span><text:span text:style-name="T6">Install the IDLE python editor. <text:s/>There’s an IDLE for python2 and another for python3, install both. <text:s/>Kali is based on Debian so therefore your package manager command is:</text:span></text:p>
            <text:p text:style-name="P12"><text:s text:c="5"/></text:p>
            <text:p text:style-name="P48"><text:span text:style-name="T6"><text:s text:c="10"/></text:span><text:span text:style-name="T7">sudo apt-get install &lt;package&gt;</text:span><text:span text:style-name="T6"> </text:span></text:p>
            <text:p text:style-name="P48"><text:span text:style-name="T6"><text:s text:c="10"/></text:span><text:span text:style-name="T23">sudo apt-get install idle idle3</text:span></text:p>
            <text:p text:style-name="P13"/>
            <text:p text:style-name="P22">Note: We will install IDLE but you’re free to use your favorite IDE <text:span text:style-name="T39">or text editor </text:span>for the remainder of the course. <text:s text:c="3"/></text:p>
            <text:p text:style-name="P21"/>
            <text:p text:style-name="P6"><text:span text:style-name="T2"><text:s text:c="4"/></text:span><text:span text:style-name="T3">2) </text:span><text:span text:style-name="T2">Next, install </text:span><text:span text:style-name="T19">the current version of </text:span><text:span text:style-name="T2">setuptools </text:span><text:span text:style-name="T24">by </text:span><text:span text:style-name="T12">running th</text:span><text:span text:style-name="T24">e</text:span><text:span text:style-name="T12"> python script </text:span><text:span text:style-name="T24">ez_setup.py foun</text:span><text:span text:style-name="T26">d</text:span><text:span text:style-name="T24"> in the class repository (Ex1_2/ez_setup.py). <text:s/>You can also find it online at </text:span><text:a xlink:type="simple" xlink:href="https://bootstrap.pypa.io/ez_setup.py" text:style-name="Internet_20_link" text:visited-style-name="Visited_20_Internet_20_Link"><text:span text:style-name="T3">https://bootstrap.pypa.io/ez_setup.py</text:span></text:a><text:span text:style-name="T3">. <text:s/></text:span></text:p>
            <text:p text:style-name="P13"/>
            <text:p text:style-name="P5"><text:span text:style-name="T2"><text:s text:c="4"/></text:span><text:span text:style-name="T3">3) Now that you have setuptools installed you </text:span><text:span text:style-name="T25">can</text:span><text:span text:style-name="T3"> install pip (python package manager) by typing:</text:span></text:p>
            <text:p text:style-name="P14"/>
            <text:p text:style-name="P5"><text:span text:style-name="T3"><text:s text:c="10"/></text:span><text:span text:style-name="T4">easy_install pip</text:span></text:p>
            <text:p text:style-name="P15"><text:s text:c="4"/></text:p>
            <text:p text:style-name="P15"><text:s text:c="4"/>4) Now using pip, install virtualenv and then virtualenvwrapper (in that order).</text:p>
            <text:p text:style-name="P15"/>
            <text:p text:style-name="P15"><text:s text:c="10"/>pip install virtualenv</text:p>
            <text:p text:style-name="P15"><text:s text:c="10"/>pip install virtualenvwrapper</text:p>
            <text:p text:style-name="P15"/>
            <text:p text:style-name="P5"><text:span text:style-name="T4"><text:s text:c="4"/></text:span><text:span text:style-name="T6">5) Create the following directory:</text:span></text:p>
            <text:p text:style-name="P11"/>
            <text:p text:style-name="P11"><text:s text:c="10"/>~/Projects</text:p>
            <text:p text:style-name="P11"/>
            <text:p text:style-name="P5"><text:span text:style-name="T4"><text:s text:c="4"/></text:span><text:span text:style-name="T6">6</text:span><text:span text:style-name="T4">) Lastly, set the following two environmental variables </text:span><text:span text:style-name="T6">(for virtualenvwrapper) </text:span><text:span text:style-name="T5">by entering the following lines in your shell startup file. <text:s/>The startup file is:</text:span></text:p>
            <text:p text:style-name="P16"><text:soft-page-break/></text:p>
            <text:p text:style-name="P16"><text:s text:c="10"/>~/.profile </text:p>
            <text:p text:style-name="P16"/>
            <text:p text:style-name="P16">Add these lines:</text:p>
            <text:p text:style-name="P16"/>
            <text:p text:style-name="P16"><text:s text:c="10"/>export WORKON_HOME=$HOME/.virtualenvs </text:p>
            <text:p text:style-name="P16"><text:s text:c="10"/>export PROJECT_HOME=$HOME/Projects</text:p>
            <text:p text:style-name="P5"><text:span text:style-name="T5"><text:s text:c="10"/></text:span><text:span text:style-name="T20">source /usr/local/bin/virtualenvwrapper.sh</text:span></text:p>
            <text:p text:style-name="P30"/>
            <text:p text:style-name="P34">Once complete, run the <text:span text:style-name="T42">env_check.pyc</text:span> script. <text:s/>If the script is able to validate your environment, it will award you a flag. <text:s/>The script will tell you what, if anything, fails to validate.</text:p>
            <text:p text:style-name="P34"/>
            <text:p text:style-name="P56"><text:span text:style-name="T20">P</text:span><text:span text:style-name="T1">art </text:span><text:span text:style-name="T32">2</text:span><text:span text:style-name="T1"> – </text:span><text:span text:style-name="T31">Flags</text:span><text:span text:style-name="T1"> </text:span></text:p>
            <text:p text:style-name="P39"/>
            <text:p text:style-name="P41">1. Create a python virtual environment for <text:span text:style-name="T44">submitting flags to the CTF server</text:span>.</text:p>
            <text:p text:style-name="P41"><text:s text:c="4"/>1a. <text:s/><text:span text:style-name="T44">Change to your ~/Projects directory and t</text:span>ype the following command:</text:p>
            <text:p text:style-name="P41"/>
            <text:p text:style-name="P41"><text:s text:c="20"/>$ mkproject <text:span text:style-name="T44">Flags</text:span></text:p>
            <text:p text:style-name="P41"/>
            <text:p text:style-name="P58"><text:span text:style-name="T33"><text:s text:c="4"/>This will create a new virtual environment inside a directory named ‘</text:span><text:span text:style-name="T36">Flags</text:span><text:span text:style-name="T33">’ located in your ~/Projects directory (~/Projects/</text:span><text:span text:style-name="T36">Flags</text:span><text:span text:style-name="T33">) and automatically cd to that directory. <text:s/>Your prompt should also </text:span><text:span text:style-name="T34">be prefixed with (</text:span><text:span text:style-name="T36">Flags</text:span><text:span text:style-name="T34">) to indicate you’re working inside a virtual environment. <text:s/>If this did not happen, double check your environmental settings from part 1.</text:span></text:p>
            <text:p text:style-name="P43"/>
            <text:p text:style-name="P58"><text:span text:style-name="T33"><text:s text:c="4"/></text:span><text:span text:style-name="T34">1</text:span><text:span text:style-name="T33">b. <text:s/>Copy the following file from the class repository into your ‘</text:span><text:span text:style-name="T37">Flags</text:span><text:span text:style-name="T34">’ directory:</text:span></text:p>
            <text:p text:style-name="P43"/>
            <text:p text:style-name="P43"><text:s text:c="20"/>Ex1_<text:span text:style-name="T44">1</text:span>/<text:span text:style-name="T44">flag_checker</text:span>.pyc</text:p>
            <text:p text:style-name="P43"/>
            <text:p text:style-name="P43"><text:s text:c="5"/>1c. Install the requirements by running the following command.</text:p>
            <text:p text:style-name="P43"/>
            <text:p text:style-name="P43"><text:s text:c="20"/>$ pip install <text:span text:style-name="T45">netifaces</text:span></text:p>
            <text:p text:style-name="P43"/>
            <text:p text:style-name="P44">Now you can submit the flags you’ve acquired so far like this:</text:p>
            <text:p text:style-name="P44"/>
            <text:p text:style-name="P44"><text:s text:c="20"/>$ python flag_checker -f &lt;flag&gt;</text:p>
            <text:p text:style-name="P44"/>
            <text:p text:style-name="P45">NOTE* <text:s/>If you need to change the IP and Port used by the flag_checker, place a file in th<text:span text:style-name="T47">e</text:span> same directory named ‘network’. <text:s/>Save the IP on the first line and the port on the second.</text:p>
            <text:p text:style-name="P44"/>
            <text:p text:style-name="P44"><text:s/></text:p>
            <text:p text:style-name="P55"><text:span text:style-name="T20">P</text:span><text:span text:style-name="T1">art </text:span><text:span text:style-name="T32">3</text:span><text:span text:style-name="T1"> – Initial Quiz </text:span></text:p>
            <text:p text:style-name="P38"/>
            <text:p text:style-name="P40">1. Create a python virtual environment for taking the initial quiz.</text:p>
            <text:p text:style-name="P40"><text:s text:c="4"/>1a. <text:s/>Type the following command:</text:p>
            <text:p text:style-name="P40"/>
            <text:p text:style-name="P40"><text:s text:c="20"/>$ mkproject Quiz</text:p>
            <text:p text:style-name="P40"/>
            <text:p text:style-name="P57"><text:span text:style-name="T33"><text:s text:c="4"/>This will create a new virtual environment inside a directory named ‘Quiz’ located in your ~/Projects directory (~/Projects/Quiz) and automatically cd to that directory. <text:s/>Your prompt should also </text:span><text:span text:style-name="T34">be prefixed with (Quiz) to indicate you’re working inside a virtual environment. <text:s/>If this did not happen, double check your environmental settings from part 1.</text:span></text:p>
            <text:p text:style-name="P42"/>
            <text:p text:style-name="P57"><text:span text:style-name="T33"><text:s text:c="4"/></text:span><text:span text:style-name="T34">1</text:span><text:span text:style-name="T33">b. <text:s/>Copy the following two files from the class repository into your ‘</text:span><text:span text:style-name="T34">Quiz’ directory:</text:span></text:p>
            <text:p text:style-name="P42"/>
            <text:p text:style-name="P42"><text:s text:c="20"/>Ex1_2/requirements.txt</text:p>
            <text:p text:style-name="P42"><text:s text:c="20"/>Ex1_2/quiz_initial.pyc</text:p>
            <text:p text:style-name="P42"/>
            <text:p text:style-name="P42"><text:s text:c="5"/>1c. Install the requirements by running the following command.</text:p>
            <text:p text:style-name="P42"><text:soft-page-break/></text:p>
            <text:p text:style-name="P42"><text:s text:c="20"/>$ pip install -r requirements.txt</text:p>
            <text:p text:style-name="P42"/>
            <text:p text:style-name="P59"><text:span text:style-name="T33">2. <text:s/>At this point, help any classmates that are having problems. <text:s/>Once everyone has their virtual environment activated, the instructor will tell everyone to begin at the same time. <text:s/></text:span><text:span text:style-name="T35">Once instructed to do so, you will run the script titled ‘quiz_initial.pyc’.</text:span></text:p>
            <text:p text:style-name="P47"/>
            <text:p text:style-name="P46">NOTE* <text:s/>If you need to change the IP and Port used by the <text:span text:style-name="T46">quiz</text:span>, place a file in this same directory named ‘network’. <text:s/>Save the IP on the first line and the port on the second.</text:p>
          </table:table-cell>
        </table:table-row>
      </table:table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34</meta:editing-cycles>
    <meta:creation-date>2016-06-29T12:46:00</meta:creation-date>
    <dc:date>2016-09-25T00:15:16.755177095</dc:date>
    <meta:editing-duration>PT10H8M4S</meta:editing-duration>
    <meta:generator>LibreOffice/5.1.5.2$Linux_X86_64 LibreOffice_project/10$Build-2</meta:generator>
    <meta:document-statistic meta:table-count="1" meta:image-count="0" meta:object-count="0" meta:page-count="3" meta:paragraph-count="62" meta:word-count="711" meta:character-count="5022" meta:non-whitespace-character-count="3930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